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74mm"/>
    </style:style>
    <style:style style:name="co2" style:family="table-column">
      <style:table-column-properties fo:break-before="auto" style:column-width="28.52mm"/>
    </style:style>
    <style:style style:name="co3" style:family="table-column">
      <style:table-column-properties fo:break-before="auto" style:column-width="17.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parcity vs Accuracy" table:style-name="ta1">
        <table:shapes>
          <draw:frame draw:z-index="0" draw:name="Sparcity vs Accuracy" draw:style-name="gr1" draw:text-style-name="P1" svg:width="159.99mm" svg:height="89.99mm" svg:x="152.12mm" svg:y="4.97mm">
            <draw:object draw:notify-on-update-of-ranges="'Sparcity vs Accuracy'.B1:'Sparcity vs Accuracy'.B1 'Sparcity vs Accuracy'.E2:'Sparcity vs Accuracy'.E7 'Sparcity vs Accuracy'.B2:'Sparcity vs Accuracy'.B7 'Sparcity vs Accuracy'.C2:'Sparcity vs Accuracy'.C7 'Sparcity vs Accuracy'.C1:'Sparcity vs Accuracy'.C1 'Sparcity vs Accuracy'.E2:'Sparcity vs Accuracy'.E7 'Sparcity vs Accuracy'.D1:'Sparcity vs Accuracy'.D1 'Sparcity vs Accuracy'.E2:'Sparcity vs Accuracy'.E7 'Sparcity vs Accuracy'.D2:'Sparcity vs Accuracy'.D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Sparcity vs Accuracy" draw:style-name="gr1" draw:text-style-name="P1" svg:width="159.99mm" svg:height="89.99mm" svg:x="149.42mm" svg:y="99.36mm">
            <draw:object draw:notify-on-update-of-ranges="'Sparcity vs Accuracy'.B2:'Sparcity vs Accuracy'.B7 'Sparcity vs Accuracy'.B1:'Sparcity vs Accuracy'.B1 'Sparcity vs Accuracy'.A2:'Sparcity vs Accuracy'.A7 'Sparcity vs Accuracy'.C2:'Sparcity vs Accuracy'.C7 'Sparcity vs Accuracy'.C1:'Sparcity vs Accuracy'.C1 'Sparcity vs Accuracy'.A2:'Sparcity vs Accuracy'.A7 'Sparcity vs Accuracy'.D2:'Sparcity vs Accuracy'.D7 'Sparcity vs Accuracy'.D1:'Sparcity vs Accuracy'.D1 'Sparcity vs Accuracy'.A2:'Sparcity vs Accuracy'.A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parcity Faktor</text:p>
          </table:table-cell>
          <table:table-cell office:value-type="string" calcext:value-type="string">
            <text:p>Sparcity Layer 0</text:p>
          </table:table-cell>
          <table:table-cell office:value-type="string" calcext:value-type="string">
            <text:p>Sparcity Layer 1</text:p>
          </table:table-cell>
          <table:table-cell office:value-type="string" calcext:value-type="string">
            <text:p>Sparcity Layer 2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975" calcext:value-type="float">
            <text:p>0,975</text:p>
          </table:table-cell>
          <table:table-cell office:value-type="float" office:value="0.92" calcext:value-type="float">
            <text:p>0,92</text:p>
          </table:table-cell>
          <table:table-cell office:value-type="float" office:value="0.86" calcext:value-type="float">
            <text:p>0,86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93" calcext:value-type="float">
            <text:p>0,93</text:p>
          </table:table-cell>
          <table:table-cell office:value-type="float" office:value="0.89" calcext:value-type="float">
            <text:p>0,89</text:p>
          </table:table-cell>
          <table:table-cell office:value-type="float" office:value="0.78" calcext:value-type="float">
            <text:p>0,78</text:p>
          </table:table-cell>
          <table:table-cell office:value-type="float" office:value="0.908" calcext:value-type="float">
            <text:p>0,908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0.62" calcext:value-type="float">
            <text:p>0,62</text:p>
          </table:table-cell>
          <table:table-cell office:value-type="float" office:value="0.63" calcext:value-type="float">
            <text:p>0,63</text:p>
          </table:table-cell>
          <table:table-cell office:value-type="float" office:value="0.55" calcext:value-type="float">
            <text:p>0,55</text:p>
          </table:table-cell>
          <table:table-cell office:value-type="float" office:value="0.905" calcext:value-type="float">
            <text:p>0,905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0.35" calcext:value-type="float">
            <text:p>0,35</text:p>
          </table:table-cell>
          <table:table-cell office:value-type="float" office:value="0.25" calcext:value-type="float">
            <text:p>0,25</text:p>
          </table:table-cell>
          <table:table-cell office:value-type="float" office:value="0.19" calcext:value-type="float">
            <text:p>0,19</text:p>
          </table:table-cell>
          <table:table-cell office:value-type="float" office:value="0.89" calcext:value-type="float">
            <text:p>0,89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0.25" calcext:value-type="float">
            <text:p>0,25</text:p>
          </table:table-cell>
          <table:table-cell office:value-type="float" office:value="0.16" calcext:value-type="float">
            <text:p>0,16</text:p>
          </table:table-cell>
          <table:table-cell office:value-type="float" office:value="0.09" calcext:value-type="float">
            <text:p>0,09</text:p>
          </table:table-cell>
          <table:table-cell office:value-type="float" office:value="0.85" calcext:value-type="float">
            <text:p>0,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7T20:18:29.869335860</dc:date>
    <meta:editing-duration>PT7M48S</meta:editing-duration>
    <meta:editing-cycles>2</meta:editing-cycles>
    <meta:generator>LibreOffice/6.0.7.3$Linux_X86_64 LibreOffice_project/00m0$Build-3</meta:generator>
    <meta:document-statistic meta:table-count="1" meta:cell-count="3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" chart:origin="0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8" chart:maximum="1" chart:origin="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09cm" svg:y="0.316cm" chart:style-name="ch2">
          <text:p>Sparcity vs Accuracy</text:p>
        </chart:title>
        <chart:legend chart:legend-position="end" svg:x="12.098cm" svg:y="3.715cm" style:legend-expansion="high" chart:style-name="ch3"/>
        <chart:plot-area chart:style-name="ch4" table:cell-range-address="'Sparcity vs Accuracy'.B1:'Sparcity vs Accuracy'.B7 'Sparcity vs Accuracy'.E2:'Sparcity vs Accuracy'.E7 'Sparcity vs Accuracy'.C1:'Sparcity vs Accuracy'.D1" chart:data-source-has-labels="row" svg:x="1.314cm" svg:y="1.301cm" svg:width="10.464cm" svg:height="6.555cm">
          <chartooo:coordinate-region svg:x="2.253cm" svg:y="1.496cm" svg:width="9.426cm" svg:height="5.721cm"/>
          <chart:axis chart:dimension="x" chart:name="primary-x" chart:style-name="ch5">
            <chart:title svg:x="5.695cm" svg:y="8.037cm" chart:style-name="ch6">
              <text:p>1 / Sparcity</text:p>
            </chart:title>
          </chart:axis>
          <chart:axis chart:dimension="y" chart:name="primary-y" chart:style-name="ch7">
            <chart:title svg:x="0.451cm" svg:y="5.288cm" chart:style-name="ch8">
              <text:p>Accuracy</text:p>
            </chart:title>
            <chart:grid chart:style-name="ch9" chart:class="major"/>
          </chart:axis>
          <chart:series chart:style-name="ch10" chart:values-cell-range-address="'Sparcity vs Accuracy'.E2:'Sparcity vs Accuracy'.E7" chart:label-cell-address="'Sparcity vs Accuracy'.B1:'Sparcity vs Accuracy'.B1" chart:class="chart:scatter">
            <chart:domain table:cell-range-address="'Sparcity vs Accuracy'.B2:'Sparcity vs Accuracy'.B7"/>
            <chart:data-point chart:repeated="6"/>
          </chart:series>
          <chart:series chart:style-name="ch11" chart:values-cell-range-address="'Sparcity vs Accuracy'.E2:'Sparcity vs Accuracy'.E7" chart:label-cell-address="'Sparcity vs Accuracy'.C1:'Sparcity vs Accuracy'.C1" chart:class="chart:scatter">
            <chart:domain table:cell-range-address="'Sparcity vs Accuracy'.C2:'Sparcity vs Accuracy'.C7"/>
            <chart:data-point chart:repeated="6"/>
          </chart:series>
          <chart:series chart:style-name="ch12" chart:values-cell-range-address="'Sparcity vs Accuracy'.E2:'Sparcity vs Accuracy'.E7" chart:label-cell-address="'Sparcity vs Accuracy'.D1:'Sparcity vs Accuracy'.D1" chart:class="chart:scatter">
            <chart:domain table:cell-range-address="'Sparcity vs Accuracy'.D2:'Sparcity vs Accuracy'.D7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rcity Layer 0</text:p>
                <draw:g>
                  <svg:desc>'Sparcity vs Accuracy'.B1:'Sparcity vs Accuracy'.B1</svg:desc>
                </draw:g>
              </table:table-cell>
              <table:table-cell office:value-type="string">
                <text:p>Spalte C</text:p>
              </table:table-cell>
              <table:table-cell office:value-type="string">
                <text:p>Sparcity Layer 1</text:p>
                <draw:g>
                  <svg:desc>'Sparcity vs Accuracy'.C1:'Sparcity vs Accuracy'.C1</svg:desc>
                </draw:g>
              </table:table-cell>
              <table:table-cell office:value-type="string">
                <text:p>Spalte D</text:p>
              </table:table-cell>
              <table:table-cell office:value-type="string">
                <text:p>Sparcity Layer 2</text:p>
                <draw:g>
                  <svg:desc>'Sparcity vs Accuracy'.D1:'Sparcity vs Accuracy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parcity vs Accuracy'.B2:'Sparcity vs Accuracy'.B7</svg:desc>
                </draw:g>
              </table:table-cell>
              <table:table-cell office:value-type="float" office:value="0.87">
                <text:p>0.87</text:p>
                <draw:g>
                  <svg:desc>'Sparcity vs Accuracy'.E2:'Sparcity vs Accuracy'.E7</svg:desc>
                </draw:g>
              </table:table-cell>
              <table:table-cell office:value-type="float" office:value="1">
                <text:p>1</text:p>
                <draw:g>
                  <svg:desc>'Sparcity vs Accuracy'.C2:'Sparcity vs Accuracy'.C7</svg:desc>
                </draw:g>
              </table:table-cell>
              <table:table-cell office:value-type="float" office:value="0.87">
                <text:p>0.87</text:p>
                <draw:g>
                  <svg:desc>'Sparcity vs Accuracy'.E2:'Sparcity vs Accuracy'.E7</svg:desc>
                </draw:g>
              </table:table-cell>
              <table:table-cell office:value-type="float" office:value="1">
                <text:p>1</text:p>
                <draw:g>
                  <svg:desc>'Sparcity vs Accuracy'.D2:'Sparcity vs Accuracy'.D7</svg:desc>
                </draw:g>
              </table:table-cell>
              <table:table-cell office:value-type="float" office:value="0.87">
                <text:p>0.87</text:p>
                <draw:g>
                  <svg:desc>'Sparcity vs Accuracy'.E2:'Sparcity vs Accuracy'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75">
                <text:p>0.975</text:p>
              </table:table-cell>
              <table:table-cell office:value-type="float" office:value="0.91">
                <text:p>0.91</text:p>
              </table:table-cell>
              <table:table-cell office:value-type="float" office:value="0.92">
                <text:p>0.92</text:p>
              </table:table-cell>
              <table:table-cell office:value-type="float" office:value="0.91">
                <text:p>0.91</text:p>
              </table:table-cell>
              <table:table-cell office:value-type="float" office:value="0.86">
                <text:p>0.86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3">
                <text:p>0.93</text:p>
              </table:table-cell>
              <table:table-cell office:value-type="float" office:value="0.908">
                <text:p>0.908</text:p>
              </table:table-cell>
              <table:table-cell office:value-type="float" office:value="0.89">
                <text:p>0.89</text:p>
              </table:table-cell>
              <table:table-cell office:value-type="float" office:value="0.908">
                <text:p>0.908</text:p>
              </table:table-cell>
              <table:table-cell office:value-type="float" office:value="0.78">
                <text:p>0.78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">
                <text:p>0.62</text:p>
              </table:table-cell>
              <table:table-cell office:value-type="float" office:value="0.905">
                <text:p>0.905</text:p>
              </table:table-cell>
              <table:table-cell office:value-type="float" office:value="0.63">
                <text:p>0.63</text:p>
              </table:table-cell>
              <table:table-cell office:value-type="float" office:value="0.905">
                <text:p>0.905</text:p>
              </table:table-cell>
              <table:table-cell office:value-type="float" office:value="0.55">
                <text:p>0.55</text:p>
              </table:table-cell>
              <table:table-cell office:value-type="float" office:value="0.905">
                <text:p>0.9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">
                <text:p>0.35</text:p>
              </table:table-cell>
              <table:table-cell office:value-type="float" office:value="0.89">
                <text:p>0.89</text:p>
              </table:table-cell>
              <table:table-cell office:value-type="float" office:value="0.25">
                <text:p>0.25</text:p>
              </table:table-cell>
              <table:table-cell office:value-type="float" office:value="0.89">
                <text:p>0.89</text:p>
              </table:table-cell>
              <table:table-cell office:value-type="float" office:value="0.19">
                <text:p>0.19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85">
                <text:p>0.85</text:p>
              </table:table-cell>
              <table:table-cell office:value-type="float" office:value="0.16">
                <text:p>0.16</text:p>
              </table:table-cell>
              <table:table-cell office:value-type="float" office:value="0.85">
                <text:p>0.85</text:p>
              </table:table-cell>
              <table:table-cell office:value-type="float" office:value="0.09">
                <text:p>0.09</text:p>
              </table:table-cell>
              <table:table-cell office:value-type="float" office:value="0.85">
                <text:p>0.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" chart:origin="0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18cm" svg:y="0.316cm" chart:style-name="ch2">
          <text:p>Sparcity vs Sparcity Faktor</text:p>
        </chart:title>
        <chart:legend chart:legend-position="end" svg:x="12.098cm" svg:y="3.715cm" style:legend-expansion="high" chart:style-name="ch3"/>
        <chart:plot-area chart:style-name="ch4" table:cell-range-address="'Sparcity vs Accuracy'.B1:'Sparcity vs Accuracy'.B7 'Sparcity vs Accuracy'.A2:'Sparcity vs Accuracy'.A7 'Sparcity vs Accuracy'.C1:'Sparcity vs Accuracy'.D1" chart:data-source-has-labels="row" svg:x="1.314cm" svg:y="1.301cm" svg:width="10.464cm" svg:height="6.555cm">
          <chartooo:coordinate-region svg:x="2.059cm" svg:y="1.496cm" svg:width="9.62cm" svg:height="5.721cm"/>
          <chart:axis chart:dimension="x" chart:name="primary-x" chart:style-name="ch5">
            <chart:title svg:x="5.695cm" svg:y="8.037cm" chart:style-name="ch6">
              <text:p>1 / Sparcity</text:p>
            </chart:title>
          </chart:axis>
          <chart:axis chart:dimension="y" chart:name="primary-y" chart:style-name="ch7">
            <chart:title svg:x="0.451cm" svg:y="5.702cm" chart:style-name="ch8">
              <text:p>Sparcity Faktor</text:p>
            </chart:title>
            <chart:grid chart:style-name="ch9" chart:class="major"/>
          </chart:axis>
          <chart:series chart:style-name="ch10" chart:values-cell-range-address="'Sparcity vs Accuracy'.A2:'Sparcity vs Accuracy'.A7" chart:label-cell-address="'Sparcity vs Accuracy'.B1:'Sparcity vs Accuracy'.B1" chart:class="chart:scatter">
            <chart:domain table:cell-range-address="'Sparcity vs Accuracy'.B2:'Sparcity vs Accuracy'.B7"/>
            <chart:data-point chart:repeated="6"/>
          </chart:series>
          <chart:series chart:style-name="ch11" chart:values-cell-range-address="'Sparcity vs Accuracy'.A2:'Sparcity vs Accuracy'.A7" chart:label-cell-address="'Sparcity vs Accuracy'.C1:'Sparcity vs Accuracy'.C1" chart:class="chart:scatter">
            <chart:domain table:cell-range-address="'Sparcity vs Accuracy'.C2:'Sparcity vs Accuracy'.C7"/>
            <chart:data-point chart:repeated="6"/>
          </chart:series>
          <chart:series chart:style-name="ch12" chart:values-cell-range-address="'Sparcity vs Accuracy'.A2:'Sparcity vs Accuracy'.A7" chart:label-cell-address="'Sparcity vs Accuracy'.D1:'Sparcity vs Accuracy'.D1" chart:class="chart:scatter">
            <chart:domain table:cell-range-address="'Sparcity vs Accuracy'.D2:'Sparcity vs Accuracy'.D7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rcity Layer 0</text:p>
                <draw:g>
                  <svg:desc>'Sparcity vs Accuracy'.B1:'Sparcity vs Accuracy'.B1</svg:desc>
                </draw:g>
              </table:table-cell>
              <table:table-cell office:value-type="string">
                <text:p>Spalte C</text:p>
              </table:table-cell>
              <table:table-cell office:value-type="string">
                <text:p>Sparcity Layer 1</text:p>
                <draw:g>
                  <svg:desc>'Sparcity vs Accuracy'.C1:'Sparcity vs Accuracy'.C1</svg:desc>
                </draw:g>
              </table:table-cell>
              <table:table-cell office:value-type="string">
                <text:p>Spalte D</text:p>
              </table:table-cell>
              <table:table-cell office:value-type="string">
                <text:p>Sparcity Layer 2</text:p>
                <draw:g>
                  <svg:desc>'Sparcity vs Accuracy'.D1:'Sparcity vs Accuracy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parcity vs Accuracy'.B2:'Sparcity vs Accuracy'.B7</svg:desc>
                </draw:g>
              </table:table-cell>
              <table:table-cell office:value-type="float" office:value="0">
                <text:p>0</text:p>
                <draw:g>
                  <svg:desc>'Sparcity vs Accuracy'.A2:'Sparcity vs Accuracy'.A7</svg:desc>
                </draw:g>
              </table:table-cell>
              <table:table-cell office:value-type="float" office:value="1">
                <text:p>1</text:p>
                <draw:g>
                  <svg:desc>'Sparcity vs Accuracy'.C2:'Sparcity vs Accuracy'.C7</svg:desc>
                </draw:g>
              </table:table-cell>
              <table:table-cell office:value-type="float" office:value="0">
                <text:p>0</text:p>
                <draw:g>
                  <svg:desc>'Sparcity vs Accuracy'.A2:'Sparcity vs Accuracy'.A7</svg:desc>
                </draw:g>
              </table:table-cell>
              <table:table-cell office:value-type="float" office:value="1">
                <text:p>1</text:p>
                <draw:g>
                  <svg:desc>'Sparcity vs Accuracy'.D2:'Sparcity vs Accuracy'.D7</svg:desc>
                </draw:g>
              </table:table-cell>
              <table:table-cell office:value-type="float" office:value="0">
                <text:p>0</text:p>
                <draw:g>
                  <svg:desc>'Sparcity vs Accuracy'.A2:'Sparcity vs Accuracy'.A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75">
                <text:p>0.975</text:p>
              </table:table-cell>
              <table:table-cell office:value-type="float" office:value="0.55">
                <text:p>0.55</text:p>
              </table:table-cell>
              <table:table-cell office:value-type="float" office:value="0.92">
                <text:p>0.92</text:p>
              </table:table-cell>
              <table:table-cell office:value-type="float" office:value="0.55">
                <text:p>0.55</text:p>
              </table:table-cell>
              <table:table-cell office:value-type="float" office:value="0.86">
                <text:p>0.8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3">
                <text:p>0.93</text:p>
              </table:table-cell>
              <table:table-cell office:value-type="float" office:value="0.6">
                <text:p>0.6</text:p>
              </table:table-cell>
              <table:table-cell office:value-type="float" office:value="0.89">
                <text:p>0.89</text:p>
              </table:table-cell>
              <table:table-cell office:value-type="float" office:value="0.6">
                <text:p>0.6</text:p>
              </table:table-cell>
              <table:table-cell office:value-type="float" office:value="0.78">
                <text:p>0.7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">
                <text:p>0.62</text:p>
              </table:table-cell>
              <table:table-cell office:value-type="float" office:value="0.75">
                <text:p>0.75</text:p>
              </table:table-cell>
              <table:table-cell office:value-type="float" office:value="0.63">
                <text:p>0.63</text:p>
              </table:table-cell>
              <table:table-cell office:value-type="float" office:value="0.75">
                <text:p>0.75</text:p>
              </table:table-cell>
              <table:table-cell office:value-type="float" office:value="0.55">
                <text:p>0.5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">
                <text:p>0.35</text:p>
              </table:table-cell>
              <table:table-cell office:value-type="float" office:value="0.9">
                <text:p>0.9</text:p>
              </table:table-cell>
              <table:table-cell office:value-type="float" office:value="0.25">
                <text:p>0.25</text:p>
              </table:table-cell>
              <table:table-cell office:value-type="float" office:value="0.9">
                <text:p>0.9</text:p>
              </table:table-cell>
              <table:table-cell office:value-type="float" office:value="0.19">
                <text:p>0.1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95">
                <text:p>0.95</text:p>
              </table:table-cell>
              <table:table-cell office:value-type="float" office:value="0.16">
                <text:p>0.16</text:p>
              </table:table-cell>
              <table:table-cell office:value-type="float" office:value="0.95">
                <text:p>0.95</text:p>
              </table:table-cell>
              <table:table-cell office:value-type="float" office:value="0.09">
                <text:p>0.09</text:p>
              </table:table-cell>
              <table:table-cell office:value-type="float" office:value="0.95">
                <text:p>0.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